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4.396cm"/>
    </style:style>
    <style:style style:name="Tableau1.B" style:family="table-column">
      <style:table-column-properties style:column-width="2.2cm"/>
    </style:style>
    <style:style style:name="Tableau1.D" style:family="table-column">
      <style:table-column-properties style:column-width="2.212cm"/>
    </style:style>
    <style:style style:name="Tableau1.E" style:family="table-column">
      <style:table-column-properties style:column-width="3.293cm"/>
    </style:style>
    <style:style style:name="Tableau1.F" style:family="table-column">
      <style:table-column-properties style:column-width="3.2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D" style:family="table-column">
      <style:table-column-properties style:column-width="4.397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D" style:family="table-column">
      <style:table-column-properties style:column-width="4.39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17.59cm" style:rel-column-width="65535*"/>
    </style:style>
    <style:style style:name="Tableau5.1" style:family="table-row">
      <style:table-row-properties style:min-row-height="4.604cm"/>
    </style:style>
    <style:style style:name="Tableau5.A1" style:family="table-cell">
      <style:table-cell-properties fo:padding="0.097cm" fo:border="0.05pt solid #000000"/>
    </style:style>
    <style:style style:name="Tableau6" style:family="table">
      <style:table-properties style:width="17.59cm" table:align="margins"/>
    </style:style>
    <style:style style:name="Tableau6.A" style:family="table-column">
      <style:table-column-properties style:column-width="5.863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1811" officeooo:paragraph-rsid="00121811"/>
    </style:style>
    <style:style style:name="P2" style:family="paragraph" style:parent-style-name="Standard">
      <style:text-properties officeooo:rsid="00121811" officeooo:paragraph-rsid="001491ca"/>
    </style:style>
    <style:style style:name="P3" style:family="paragraph" style:parent-style-name="Standard">
      <style:text-properties officeooo:paragraph-rsid="001491ca"/>
    </style:style>
    <style:style style:name="P4" style:family="paragraph" style:parent-style-name="Standard">
      <style:text-properties officeooo:rsid="0010f590" officeooo:paragraph-rsid="001a672a"/>
    </style:style>
    <style:style style:name="P5" style:family="paragraph" style:parent-style-name="Standard">
      <style:text-properties officeooo:rsid="0010f590" officeooo:paragraph-rsid="002162a4"/>
    </style:style>
    <style:style style:name="P6" style:family="paragraph" style:parent-style-name="Standard">
      <style:text-properties officeooo:rsid="0010f590" officeooo:paragraph-rsid="00228147"/>
    </style:style>
    <style:style style:name="P7" style:family="paragraph" style:parent-style-name="Standard">
      <style:text-properties officeooo:rsid="001491ca" officeooo:paragraph-rsid="001491ca"/>
    </style:style>
    <style:style style:name="P8" style:family="paragraph" style:parent-style-name="Standard">
      <style:text-properties officeooo:rsid="001491ca" officeooo:paragraph-rsid="001ffdfa"/>
    </style:style>
    <style:style style:name="P9" style:family="paragraph" style:parent-style-name="Standard">
      <style:text-properties officeooo:rsid="001491ca" officeooo:paragraph-rsid="002281ca"/>
    </style:style>
    <style:style style:name="P10" style:family="paragraph" style:parent-style-name="Standard">
      <style:text-properties officeooo:rsid="0019ccb6" officeooo:paragraph-rsid="0019ccb6"/>
    </style:style>
    <style:style style:name="P11" style:family="paragraph" style:parent-style-name="Standard">
      <style:text-properties officeooo:rsid="001a672a" officeooo:paragraph-rsid="001b4543"/>
    </style:style>
    <style:style style:name="P12" style:family="paragraph" style:parent-style-name="Standard">
      <style:text-properties officeooo:rsid="001ce172" officeooo:paragraph-rsid="001ce172"/>
    </style:style>
    <style:style style:name="P13" style:family="paragraph" style:parent-style-name="Standard">
      <style:text-properties officeooo:rsid="001ce172" officeooo:paragraph-rsid="0028ff31"/>
    </style:style>
    <style:style style:name="P14" style:family="paragraph" style:parent-style-name="Standard">
      <style:text-properties officeooo:rsid="002162a4" officeooo:paragraph-rsid="002162a4"/>
    </style:style>
    <style:style style:name="P15" style:family="paragraph" style:parent-style-name="Standard">
      <style:text-properties officeooo:rsid="0025ee4e" officeooo:paragraph-rsid="0025ee4e"/>
    </style:style>
    <style:style style:name="P16" style:family="paragraph" style:parent-style-name="Standard">
      <style:text-properties officeooo:rsid="00262101" officeooo:paragraph-rsid="00262101"/>
    </style:style>
    <style:style style:name="P17" style:family="paragraph" style:parent-style-name="Standard">
      <style:text-properties officeooo:rsid="00262101" officeooo:paragraph-rsid="0026bcfb"/>
    </style:style>
    <style:style style:name="P18" style:family="paragraph" style:parent-style-name="Standard">
      <style:text-properties officeooo:rsid="00262101" officeooo:paragraph-rsid="0027927c"/>
    </style:style>
    <style:style style:name="P19" style:family="paragraph" style:parent-style-name="Standard">
      <style:text-properties officeooo:rsid="00266957" officeooo:paragraph-rsid="00266957"/>
    </style:style>
    <style:style style:name="P20" style:family="paragraph" style:parent-style-name="Standard">
      <style:text-properties officeooo:rsid="00266957" officeooo:paragraph-rsid="0026bcfb"/>
    </style:style>
    <style:style style:name="P21" style:family="paragraph" style:parent-style-name="Standard">
      <style:text-properties officeooo:rsid="00266957" officeooo:paragraph-rsid="0027927c"/>
    </style:style>
    <style:style style:name="P22" style:family="paragraph" style:parent-style-name="Standard">
      <style:text-properties officeooo:rsid="0027927c" officeooo:paragraph-rsid="0027927c"/>
    </style:style>
    <style:style style:name="P23" style:family="paragraph" style:parent-style-name="Standard">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24"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officeooo:rsid="0019ccb6" officeooo:paragraph-rsid="001a3755"/>
    </style:style>
    <style:style style:name="P25"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1ce172" officeooo:paragraph-rsid="001ce172"/>
    </style:style>
    <style:style style:name="P26"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2281ca" officeooo:paragraph-rsid="002281ca"/>
    </style:style>
    <style:style style:name="P27"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P28" style:family="paragraph" style:parent-style-name="Title">
      <style:paragraph-properties fo:break-before="page"/>
      <style:text-properties officeooo:rsid="002162a4" officeooo:paragraph-rsid="002162a4"/>
    </style:style>
    <style:style style:name="P29" style:family="paragraph" style:parent-style-name="Table_20_Contents">
      <style:text-properties officeooo:rsid="001a3972" officeooo:paragraph-rsid="001a3972"/>
    </style:style>
    <style:style style:name="P30" style:family="paragraph" style:parent-style-name="Table_20_Contents">
      <style:text-properties fo:font-weight="bold" officeooo:rsid="001a3755" officeooo:paragraph-rsid="001a3755" style:font-weight-asian="bold" style:font-weight-complex="bold"/>
    </style:style>
    <style:style style:name="P31" style:family="paragraph" style:parent-style-name="Table_20_Contents">
      <style:text-properties fo:font-weight="bold" officeooo:rsid="001e30b4" officeooo:paragraph-rsid="001e30b4" style:font-weight-asian="bold" style:font-weight-complex="bold"/>
    </style:style>
    <style:style style:name="P32" style:family="paragraph" style:parent-style-name="Table_20_Contents">
      <style:text-properties fo:font-weight="bold" officeooo:rsid="001e30b4" officeooo:paragraph-rsid="0028ff31" style:font-weight-asian="bold" style:font-weight-complex="bold"/>
    </style:style>
    <style:style style:name="P33" style:family="paragraph" style:parent-style-name="Table_20_Contents">
      <style:text-properties officeooo:rsid="002162a4" officeooo:paragraph-rsid="002162a4"/>
    </style:style>
    <style:style style:name="P34" style:family="paragraph" style:parent-style-name="Table_20_Contents">
      <style:text-properties officeooo:rsid="002162a4" officeooo:paragraph-rsid="00228147"/>
    </style:style>
    <style:style style:name="P35" style:family="paragraph" style:parent-style-name="Table_20_Contents">
      <style:text-properties officeooo:rsid="00228147" officeooo:paragraph-rsid="00228147"/>
    </style:style>
    <style:style style:name="P36" style:family="paragraph" style:parent-style-name="Table_20_Contents">
      <style:text-properties fo:color="#b2b2b2" officeooo:rsid="00228147" officeooo:paragraph-rsid="00228147"/>
    </style:style>
    <style:style style:name="P37" style:family="paragraph" style:parent-style-name="Table_20_Contents">
      <style:text-properties officeooo:rsid="002281ca" officeooo:paragraph-rsid="002281ca"/>
    </style:style>
    <style:style style:name="P38" style:family="paragraph" style:parent-style-name="Table_20_Contents">
      <style:text-properties officeooo:paragraph-rsid="0028ff31"/>
    </style:style>
    <style:style style:name="P39" style:family="paragraph" style:parent-style-name="Standard" style:list-style-name="L1">
      <style:text-properties officeooo:rsid="0010f590" officeooo:paragraph-rsid="0010f590"/>
    </style:style>
    <style:style style:name="P40" style:family="paragraph" style:parent-style-name="Standard" style:list-style-name="L1">
      <style:text-properties officeooo:rsid="0010f590" officeooo:paragraph-rsid="001491ca"/>
    </style:style>
    <style:style style:name="P41" style:family="paragraph" style:parent-style-name="Standard" style:list-style-name="L1">
      <style:text-properties officeooo:rsid="0010f590" officeooo:paragraph-rsid="002a41f0"/>
    </style:style>
    <style:style style:name="P42" style:family="paragraph" style:parent-style-name="Standard" style:list-style-name="L5">
      <style:text-properties officeooo:rsid="0010f590" officeooo:paragraph-rsid="0019ccb6"/>
    </style:style>
    <style:style style:name="P43" style:family="paragraph" style:parent-style-name="Standard" style:list-style-name="L8">
      <style:text-properties officeooo:rsid="0010f590" officeooo:paragraph-rsid="002281ca"/>
    </style:style>
    <style:style style:name="P44" style:family="paragraph" style:parent-style-name="Standard" style:list-style-name="L10">
      <style:text-properties officeooo:rsid="0010f590" officeooo:paragraph-rsid="001a672a"/>
    </style:style>
    <style:style style:name="P45" style:family="paragraph" style:parent-style-name="Standard" style:list-style-name="L12">
      <style:text-properties officeooo:rsid="0010f590" officeooo:paragraph-rsid="001b4543"/>
    </style:style>
    <style:style style:name="P46" style:family="paragraph" style:parent-style-name="Standard" style:list-style-name="L1">
      <style:text-properties officeooo:rsid="00121811" officeooo:paragraph-rsid="00121811"/>
    </style:style>
    <style:style style:name="P47" style:family="paragraph" style:parent-style-name="Standard" style:list-style-name="L2">
      <style:text-properties officeooo:rsid="001491ca" officeooo:paragraph-rsid="001491ca"/>
    </style:style>
    <style:style style:name="P48" style:family="paragraph" style:parent-style-name="Standard" style:list-style-name="L3">
      <style:text-properties officeooo:rsid="001491ca" officeooo:paragraph-rsid="001491ca"/>
    </style:style>
    <style:style style:name="P49" style:family="paragraph" style:parent-style-name="Standard" style:list-style-name="L3">
      <style:text-properties officeooo:rsid="001491ca" officeooo:paragraph-rsid="0019ccb6"/>
    </style:style>
    <style:style style:name="P50" style:family="paragraph" style:parent-style-name="Standard" style:list-style-name="L3">
      <style:text-properties officeooo:rsid="001491ca" officeooo:paragraph-rsid="001a672a"/>
    </style:style>
    <style:style style:name="P51" style:family="paragraph" style:parent-style-name="Standard" style:list-style-name="L3">
      <style:text-properties officeooo:rsid="001491ca" officeooo:paragraph-rsid="001b4543"/>
    </style:style>
    <style:style style:name="P52" style:family="paragraph" style:parent-style-name="Standard" style:list-style-name="L3">
      <style:text-properties officeooo:rsid="001491ca" officeooo:paragraph-rsid="001ffdfa"/>
    </style:style>
    <style:style style:name="P53" style:family="paragraph" style:parent-style-name="Standard" style:list-style-name="L3">
      <style:text-properties officeooo:rsid="001491ca" officeooo:paragraph-rsid="002281ca"/>
    </style:style>
    <style:style style:name="P54" style:family="paragraph" style:parent-style-name="Standard" style:list-style-name="L3">
      <style:text-properties officeooo:rsid="001491ca" officeooo:paragraph-rsid="00262101"/>
    </style:style>
    <style:style style:name="P55" style:family="paragraph" style:parent-style-name="Standard" style:list-style-name="L3">
      <style:text-properties officeooo:rsid="001491ca" officeooo:paragraph-rsid="0026bcfb"/>
    </style:style>
    <style:style style:name="P56" style:family="paragraph" style:parent-style-name="Standard" style:list-style-name="L1">
      <style:text-properties officeooo:rsid="001491ca" officeooo:paragraph-rsid="001491ca"/>
    </style:style>
    <style:style style:name="P57" style:family="paragraph" style:parent-style-name="Standard" style:list-style-name="L1">
      <style:text-properties officeooo:rsid="001491ca" officeooo:paragraph-rsid="00176b2d"/>
    </style:style>
    <style:style style:name="P58" style:family="paragraph" style:parent-style-name="Standard" style:list-style-name="L4">
      <style:text-properties officeooo:rsid="001491ca" officeooo:paragraph-rsid="001491ca"/>
    </style:style>
    <style:style style:name="P59" style:family="paragraph" style:parent-style-name="Standard" style:list-style-name="L13">
      <style:text-properties officeooo:rsid="001491ca" officeooo:paragraph-rsid="001ce172"/>
    </style:style>
    <style:style style:name="P60" style:family="paragraph" style:parent-style-name="Standard" style:list-style-name="L23">
      <style:text-properties officeooo:rsid="001491ca" officeooo:paragraph-rsid="0028ff31"/>
    </style:style>
    <style:style style:name="P61" style:family="paragraph" style:parent-style-name="Standard" style:list-style-name="L1">
      <style:text-properties officeooo:rsid="0017896e" officeooo:paragraph-rsid="0017896e"/>
    </style:style>
    <style:style style:name="P62" style:family="paragraph" style:parent-style-name="Standard" style:list-style-name="L1">
      <style:text-properties officeooo:rsid="00164557" officeooo:paragraph-rsid="00164557"/>
    </style:style>
    <style:style style:name="P63" style:family="paragraph" style:parent-style-name="Standard" style:list-style-name="L1">
      <style:text-properties officeooo:rsid="00164557" officeooo:paragraph-rsid="00176b2d"/>
    </style:style>
    <style:style style:name="P64" style:family="paragraph" style:parent-style-name="Standard" style:list-style-name="L1">
      <style:text-properties officeooo:rsid="00164557" officeooo:paragraph-rsid="002a41f0"/>
    </style:style>
    <style:style style:name="P65" style:family="paragraph" style:parent-style-name="Standard" style:list-style-name="L1">
      <style:text-properties officeooo:rsid="0014cf6d" officeooo:paragraph-rsid="0014cf6d"/>
    </style:style>
    <style:style style:name="P66" style:family="paragraph" style:parent-style-name="Standard" style:list-style-name="L1">
      <style:text-properties officeooo:rsid="0014cf6d" officeooo:paragraph-rsid="00298c52"/>
    </style:style>
    <style:style style:name="P67" style:family="paragraph" style:parent-style-name="Standard" style:list-style-name="L1">
      <style:text-properties officeooo:rsid="0018f844" officeooo:paragraph-rsid="0018f844"/>
    </style:style>
    <style:style style:name="P68" style:family="paragraph" style:parent-style-name="Standard" style:list-style-name="L5">
      <style:text-properties officeooo:rsid="0019ccb6" officeooo:paragraph-rsid="0019ccb6"/>
    </style:style>
    <style:style style:name="P69" style:family="paragraph" style:parent-style-name="Standard" style:list-style-name="L8">
      <style:text-properties officeooo:rsid="002281ca" officeooo:paragraph-rsid="002281ca"/>
    </style:style>
    <style:style style:name="P70" style:family="paragraph" style:parent-style-name="Standard" style:list-style-name="L8">
      <loext:graphic-properties draw:fill="none"/>
      <style:paragraph-properties fo:background-color="transparent">
        <style:tab-stops/>
      </style:paragraph-properties>
      <style:text-properties officeooo:rsid="002281ca" officeooo:paragraph-rsid="002281ca"/>
    </style:style>
    <style:style style:name="P71" style:family="paragraph" style:parent-style-name="Standard" style:list-style-name="L11">
      <style:text-properties officeooo:rsid="001a672a" officeooo:paragraph-rsid="001a672a"/>
    </style:style>
    <style:style style:name="P72" style:family="paragraph" style:parent-style-name="Standard" style:list-style-name="L12">
      <style:text-properties officeooo:rsid="001b4543" officeooo:paragraph-rsid="001b4543"/>
    </style:style>
    <style:style style:name="P73" style:family="paragraph" style:parent-style-name="Standard" style:list-style-name="L12">
      <style:text-properties officeooo:rsid="001b4543" officeooo:paragraph-rsid="002a41f0"/>
    </style:style>
    <style:style style:name="P74" style:family="paragraph" style:parent-style-name="Standard" style:list-style-name="L1">
      <style:text-properties officeooo:rsid="002162a4" officeooo:paragraph-rsid="002162a4"/>
    </style:style>
    <style:style style:name="P75" style:family="paragraph" style:parent-style-name="Standard" style:list-style-name="L1">
      <style:text-properties officeooo:rsid="00228147" officeooo:paragraph-rsid="00228147"/>
    </style:style>
    <style:style style:name="P76" style:family="paragraph" style:parent-style-name="Standard" style:list-style-name="L14">
      <style:text-properties officeooo:rsid="0025ee4e" officeooo:paragraph-rsid="0025ee4e"/>
    </style:style>
    <style:style style:name="P77" style:family="paragraph" style:parent-style-name="Standard" style:list-style-name="L16">
      <style:text-properties officeooo:rsid="0025ee4e" officeooo:paragraph-rsid="00262101"/>
    </style:style>
    <style:style style:name="P78" style:family="paragraph" style:parent-style-name="Standard" style:list-style-name="L21">
      <style:text-properties officeooo:rsid="0025ee4e" officeooo:paragraph-rsid="0027927c"/>
    </style:style>
    <style:style style:name="P79" style:family="paragraph" style:parent-style-name="Standard" style:list-style-name="L14">
      <style:text-properties officeooo:rsid="00262101" officeooo:paragraph-rsid="00262101"/>
    </style:style>
    <style:style style:name="P80" style:family="paragraph" style:parent-style-name="Standard" style:list-style-name="L15">
      <style:text-properties officeooo:rsid="00262101" officeooo:paragraph-rsid="00262101"/>
    </style:style>
    <style:style style:name="P81" style:family="paragraph" style:parent-style-name="Standard" style:list-style-name="L16">
      <style:text-properties officeooo:rsid="00262101" officeooo:paragraph-rsid="00262101"/>
    </style:style>
    <style:style style:name="P82" style:family="paragraph" style:parent-style-name="Standard" style:list-style-name="L17">
      <style:text-properties officeooo:rsid="00262101" officeooo:paragraph-rsid="00262101"/>
    </style:style>
    <style:style style:name="P83" style:family="paragraph" style:parent-style-name="Standard" style:list-style-name="L19">
      <style:text-properties officeooo:rsid="00262101" officeooo:paragraph-rsid="0027927c"/>
    </style:style>
    <style:style style:name="P84" style:family="paragraph" style:parent-style-name="Standard" style:list-style-name="L16">
      <style:text-properties officeooo:rsid="00266957" officeooo:paragraph-rsid="00266957"/>
    </style:style>
    <style:style style:name="P85" style:family="paragraph" style:parent-style-name="Standard" style:list-style-name="L17">
      <style:text-properties officeooo:rsid="00266957" officeooo:paragraph-rsid="00266957"/>
    </style:style>
    <style:style style:name="P86" style:family="paragraph" style:parent-style-name="Standard" style:list-style-name="L19">
      <style:text-properties officeooo:rsid="00266957" officeooo:paragraph-rsid="0027927c"/>
    </style:style>
    <style:style style:name="P87" style:family="paragraph" style:parent-style-name="Standard" style:list-style-name="L18">
      <style:text-properties officeooo:rsid="0026bcfb" officeooo:paragraph-rsid="0026bcfb"/>
    </style:style>
    <style:style style:name="P88" style:family="paragraph" style:parent-style-name="Standard" style:list-style-name="L19">
      <style:text-properties officeooo:rsid="0027927c" officeooo:paragraph-rsid="0027927c"/>
    </style:style>
    <style:style style:name="P89" style:family="paragraph" style:parent-style-name="Standard" style:list-style-name="L21">
      <style:text-properties officeooo:rsid="0027927c" officeooo:paragraph-rsid="0027927c"/>
    </style:style>
    <style:style style:name="P90" style:family="paragraph" style:parent-style-name="Standard" style:list-style-name="L22">
      <style:text-properties officeooo:rsid="0027927c" officeooo:paragraph-rsid="0027927c"/>
    </style:style>
    <style:style style:name="P91" style:family="paragraph" style:parent-style-name="Standard" style:list-style-name="L20">
      <style:text-properties officeooo:rsid="0027e3b2" officeooo:paragraph-rsid="0027e3b2"/>
    </style:style>
    <style:style style:name="P92" style:family="paragraph" style:parent-style-name="Standard" style:list-style-name="L1">
      <style:text-properties officeooo:rsid="002a41f0" officeooo:paragraph-rsid="002a41f0"/>
    </style:style>
    <style:style style:name="P93" style:family="paragraph" style:parent-style-name="Standard" style:list-style-name="L14">
      <style:text-properties officeooo:rsid="002c31b4" officeooo:paragraph-rsid="002c31b4"/>
    </style:style>
    <style:style style:name="P94" style:family="paragraph" style:parent-style-name="Standard" style:list-style-name="L19">
      <style:text-properties officeooo:rsid="002d7ea7" officeooo:paragraph-rsid="002d7ea7"/>
    </style:style>
    <style:style style:name="P95" style:family="paragraph" style:parent-style-name="Standard" style:list-style-name="L22">
      <style:text-properties fo:color="#dddddd" officeooo:rsid="0027927c" officeooo:paragraph-rsid="0027927c" fo:background-color="#ffffff"/>
    </style:style>
    <style:style style:name="P96" style:family="paragraph" style:parent-style-name="Standard" style:list-style-name="L6" style:master-page-name="">
      <loext:graphic-properties draw:fill="none"/>
      <style:paragraph-properties fo:margin-left="-0.101cm" fo:margin-right="0cm" fo:text-indent="0.101cm" style:auto-text-indent="false" style:page-number="auto" fo:background-color="transparent">
        <style:tab-stops/>
      </style:paragraph-properties>
      <style:text-properties style:font-name="Liberation Sans" officeooo:rsid="001a3755" officeooo:paragraph-rsid="002281ca"/>
    </style:style>
    <style:style style:name="P97" style:family="paragraph" style:parent-style-name="Standard" style:list-style-name="L7" style:master-page-name="">
      <loext:graphic-properties draw:fill="none"/>
      <style:paragraph-properties fo:margin-left="0cm" fo:margin-right="0cm" fo:text-indent="0cm" style:auto-text-indent="false" style:page-number="auto" fo:background-color="transparent">
        <style:tab-stops/>
      </style:paragraph-properties>
      <style:text-properties fo:font-weight="bold" officeooo:rsid="002281ca" officeooo:paragraph-rsid="002281ca" style:font-weight-asian="bold" style:font-weight-complex="bold"/>
    </style:style>
    <style:style style:name="P98"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9ccb6" officeooo:paragraph-rsid="001ce172"/>
    </style:style>
    <style:style style:name="P99"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100"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ce172" officeooo:paragraph-rsid="001ce172"/>
    </style:style>
    <style:style style:name="P101" style:family="paragraph" style:parent-style-name="Standard" style:list-style-name="L9">
      <loext:graphic-properties draw:fill="none"/>
      <style:paragraph-properties fo:margin-left="-0.101cm" fo:margin-right="0cm" fo:text-indent="0cm" style:auto-text-indent="false" fo:background-color="transparent">
        <style:tab-stops/>
      </style:paragraph-properties>
      <style:text-properties officeooo:paragraph-rsid="002281ca"/>
    </style:style>
    <style:style style:name="P102" style:family="paragraph" style:parent-style-name="Heading_20_3">
      <style:text-properties officeooo:paragraph-rsid="002162a4"/>
    </style:style>
    <style:style style:name="P103" style:family="paragraph" style:parent-style-name="Heading_20_3">
      <style:paragraph-properties fo:break-before="page"/>
      <style:text-properties officeooo:paragraph-rsid="001491ca"/>
    </style:style>
    <style:style style:name="P104" style:family="paragraph" style:parent-style-name="Heading_20_3">
      <style:paragraph-properties fo:break-before="page"/>
      <style:text-properties officeooo:rsid="0019ccb6" officeooo:paragraph-rsid="0019ccb6"/>
    </style:style>
    <style:style style:name="P105" style:family="paragraph" style:parent-style-name="Heading_20_3">
      <style:paragraph-properties fo:break-before="page"/>
      <style:text-properties officeooo:paragraph-rsid="001a672a"/>
    </style:style>
    <style:style style:name="P106" style:family="paragraph" style:parent-style-name="Heading_20_3">
      <style:paragraph-properties fo:break-before="page"/>
      <style:text-properties officeooo:paragraph-rsid="001ffdfa"/>
    </style:style>
    <style:style style:name="P107" style:family="paragraph" style:parent-style-name="Heading_20_3">
      <style:paragraph-properties fo:break-before="page"/>
      <style:text-properties officeooo:paragraph-rsid="002281ca"/>
    </style:style>
    <style:style style:name="P108" style:family="paragraph" style:parent-style-name="Heading_20_3">
      <style:paragraph-properties fo:break-before="page"/>
      <style:text-properties officeooo:paragraph-rsid="00262101"/>
    </style:style>
    <style:style style:name="P109" style:family="paragraph" style:parent-style-name="Heading_20_3">
      <style:paragraph-properties fo:break-before="page"/>
      <style:text-properties officeooo:paragraph-rsid="0026bcfb"/>
    </style:style>
    <style:style style:name="P110" style:family="paragraph" style:parent-style-name="Heading_20_3">
      <style:paragraph-properties fo:break-before="page"/>
      <style:text-properties officeooo:paragraph-rsid="0027927c"/>
    </style:style>
    <style:style style:name="P111" style:family="paragraph" style:parent-style-name="Heading_20_3" style:master-page-name="">
      <style:paragraph-properties style:page-number="auto" fo:break-before="page"/>
      <style:text-properties officeooo:rsid="001b4543" officeooo:paragraph-rsid="001b4543"/>
    </style:style>
    <style:style style:name="P112" style:family="paragraph" style:parent-style-name="Heading_20_3" style:list-style-name="L13"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1ce172"/>
    </style:style>
    <style:style style:name="P113" style:family="paragraph" style:parent-style-name="Heading_20_3" style:list-style-name="L23"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28ff31"/>
    </style:style>
    <style:style style:name="P114" style:family="paragraph" style:parent-style-name="Table_20_Contents">
      <style:text-properties style:font-name="Dingbats" officeooo:rsid="001a3972" officeooo:paragraph-rsid="001a3972"/>
    </style:style>
    <style:style style:name="P115" style:family="paragraph" style:parent-style-name="Table_20_Contents">
      <style:text-properties fo:font-weight="bold" officeooo:rsid="002a41f0" officeooo:paragraph-rsid="002a41f0" style:font-weight-asian="bold" style:font-weight-complex="bold"/>
    </style:style>
    <style:style style:name="P116" style:family="paragraph" style:parent-style-name="Table_20_Contents">
      <style:text-properties officeooo:rsid="002a41f0" officeooo:paragraph-rsid="002a41f0"/>
    </style:style>
    <style:style style:name="T1" style:family="text">
      <style:text-properties officeooo:rsid="001491ca"/>
    </style:style>
    <style:style style:name="T2" style:family="text">
      <style:text-properties officeooo:rsid="00164557"/>
    </style:style>
    <style:style style:name="T3" style:family="text">
      <style:text-properties officeooo:rsid="0017896e"/>
    </style:style>
    <style:style style:name="T4" style:family="text">
      <style:text-properties officeooo:rsid="0019ccb6"/>
    </style:style>
    <style:style style:name="T5" style:family="text">
      <style:text-properties style:font-name="Dingbats" officeooo:rsid="001a3972"/>
    </style:style>
    <style:style style:name="T6" style:family="text">
      <style:text-properties officeooo:rsid="001a672a"/>
    </style:style>
    <style:style style:name="T7" style:family="text">
      <style:text-properties officeooo:rsid="001b4543"/>
    </style:style>
    <style:style style:name="T8" style:family="text">
      <style:text-properties officeooo:rsid="001ce172"/>
    </style:style>
    <style:style style:name="T9" style:family="text">
      <style:text-properties officeooo:rsid="001ffdfa"/>
    </style:style>
    <style:style style:name="T10" style:family="text">
      <style:text-properties officeooo:rsid="002162a4"/>
    </style:style>
    <style:style style:name="T11" style:family="text">
      <style:text-properties officeooo:rsid="002281ca"/>
    </style:style>
    <style:style style:name="T12" style:family="text">
      <style:text-properties fo:font-weight="bold" officeooo:rsid="001a3972" style:font-weight-asian="bold" style:font-weight-complex="bold"/>
    </style:style>
    <style:style style:name="T13" style:family="text">
      <style:text-properties fo:font-weight="bold" officeooo:rsid="002281ca" style:font-weight-asian="bold" style:font-weight-complex="bold"/>
    </style:style>
    <style:style style:name="T14" style:family="text">
      <style:text-properties officeooo:rsid="00262101"/>
    </style:style>
    <style:style style:name="T15" style:family="text">
      <style:text-properties officeooo:rsid="00266957"/>
    </style:style>
    <style:style style:name="T16" style:family="text">
      <style:text-properties officeooo:rsid="0026bcfb"/>
    </style:style>
    <style:style style:name="T17" style:family="text">
      <style:text-properties officeooo:rsid="0027927c"/>
    </style:style>
    <style:style style:name="T18" style:family="text">
      <style:text-properties officeooo:rsid="00298c52"/>
    </style:style>
    <style:style style:name="T19" style:family="text">
      <style:text-properties officeooo:rsid="002a41f0"/>
    </style:style>
    <style:style style:name="T20" style:family="text">
      <style:text-properties officeooo:rsid="002c31b4"/>
    </style:style>
    <style:style style:name="T21" style:family="text">
      <style:text-properties officeooo:rsid="002d7e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ganisateur (client)</text:p>
      <text:h text:style-name="Heading_20_3" text:outline-level="3"/>
      <text:h text:style-name="Heading_20_3" text:outline-level="3">Création du compte:</text:h>
      <text:list xml:id="list2560158924052706518" text:style-name="L1">
        <text:list-item>
          <text:p text:style-name="P39">Compléter le formulaire d’inscription, contenant :</text:p>
          <text:list>
            <text:list-item>
              <text:p text:style-name="P39">Nom &amp; Prénom</text:p>
            </text:list-item>
            <text:list-item>
              <text:p text:style-name="P39">Sexe (homme femme animal…)</text:p>
            </text:list-item>
            <text:list-item>
              <text:p text:style-name="P39">Date de naissance</text:p>
            </text:list-item>
            <text:list-item>
              <text:p text:style-name="P39">Numéro de téléphone</text:p>
            </text:list-item>
            <text:list-item>
              <text:p text:style-name="P39">Numéro de GSM</text:p>
            </text:list-item>
            <text:list-item>
              <text:p text:style-name="P39">Email</text:p>
            </text:list-item>
            <text:list-item>
              <text:p text:style-name="P39">Etat civil</text:p>
            </text:list-item>
            <text:list-item>
              <text:p text:style-name="P39">Adresse</text:p>
            </text:list-item>
            <text:list-item>
              <text:p text:style-name="P39">nom de l’entreprise</text:p>
            </text:list-item>
            <text:list-item>
              <text:p text:style-name="P39">N°de tva (si existant)</text:p>
            </text:list-item>
            <text:list-item>
              <text:p text:style-name="P39">Adresse de facturation</text:p>
            </text:list-item>
            <text:list-item>
              <text:p text:style-name="P39">Compte IBAN</text:p>
            </text:list-item>
            <text:list-item>
              <text:p text:style-name="P46">============================= </text:p>
              <text:list>
                <text:list-item>
                  <text:p text:style-name="P46">Login</text:p>
                </text:list-item>
                <text:list-item>
                  <text:p text:style-name="P46">Mot de passe</text:p>
                </text:list-item>
              </text:list>
            </text:list-item>
          </text:list>
        </text:list-item>
      </text:list>
      <text:p text:style-name="P1"/>
      <text:list xml:id="list43857101753693009" text:style-name="L2">
        <text:list-item>
          <text:p text:style-name="P47">Validation du formulaire</text:p>
          <text:p text:style-name="P47"/>
        </text:list-item>
        <text:list-item>
          <text:p text:style-name="P47">Envoi d’un Email automatique à l’administrateur et au client pour la confirmation</text:p>
          <text:list>
            <text:list-item>
              <text:p text:style-name="P47">Confirmation du compte en cliquant sur le lien du mail <text:span text:style-name="T18">(client)</text:span></text:p>
            </text:list-item>
          </text:list>
        </text:list-item>
      </text:list>
      <text:p text:style-name="P3"/>
      <text:h text:style-name="P103" text:outline-level="3"><text:span text:style-name="T1">Demande de devis</text:span>:</text:h>
      <text:list xml:id="list2762008751652092586" text:style-name="L3">
        <text:list-item>
          <text:p text:style-name="P48">Se connecter à son compte avec son login et mdp</text:p>
          <text:p text:style-name="P48"/>
        </text:list-item>
      </text:list>
      <text:list xml:id="list93643894360265" text:continue-list="list2560158924052706518" text:style-name="L1">
        <text:list-item>
          <text:p text:style-name="P40">Compléter le formulaire d<text:span text:style-name="T1">e devis</text:span> :</text:p>
          <text:list>
            <text:list-item>
              <text:p text:style-name="P41">N<text:span text:style-name="T1">ombre de jours</text:span></text:p>
            </text:list-item>
            <text:list-item>
              <text:p text:style-name="P92">Nombre de nuits</text:p>
            </text:list-item>
            <text:list-item>
              <text:p text:style-name="P61">Date de départ </text:p>
            </text:list-item>
            <text:list-item>
              <text:p text:style-name="P61">Date de retour</text:p>
            </text:list-item>
            <text:list-item>
              <text:p text:style-name="P61">Adresse de départ</text:p>
            </text:list-item>
            <text:list-item>
              <text:p text:style-name="P61">Adresse de retour</text:p>
            </text:list-item>
            <text:list-item>
              <text:p text:style-name="P56">Type de voyage :</text:p>
              <text:list>
                <text:list-item>
                  <text:p text:style-name="P57">transport simple d’un point A à un point B</text:p>
                </text:list-item>
                <text:list-item>
                  <text:p text:style-name="P57"><text:span text:style-name="T2">voyage à étapes (nomb</text:span>re d’étapes) </text:p>
                  <text:list>
                    <text:list-item>
                      <text:p text:style-name="P62">Possibilité d’ajout dynamique d’étapes</text:p>
                    </text:list-item>
                    <text:list-item>
                      <text:p text:style-name="P66">Activité avec ou sans guide <text:span text:style-name="T18">(langue parlée)</text:span></text:p>
                    </text:list-item>
                    <text:list-item>
                      <text:p text:style-name="P65">Hébergement (type)</text:p>
                    </text:list-item>
                  </text:list>
                </text:list-item>
              </text:list>
            </text:list-item>
            <text:list-item>
              <text:p text:style-name="P63">Nombre de passagers</text:p>
            </text:list-item>
            <text:list-item>
              <text:p text:style-name="P64"><text:span text:style-name="T3">P</text:span>ersonnes à mobilité <text:span text:style-name="T3">réduites</text:span></text:p>
            </text:list-item>
            <text:list-item>
              <text:p text:style-name="P64"><text:span text:style-name="T3">Options (repas, boissons à bord, remorques, toilettes)</text:span></text:p>
            </text:list-item>
            <text:list-item>
              <text:p text:style-name="P67">Commentaires</text:p>
            </text:list-item>
            <text:list-item>
              <text:p text:style-name="P67">Upload de fichiers</text:p>
            </text:list-item>
            <text:list-item>
              <text:p text:style-name="P67">RGPD</text:p>
            </text:list-item>
          </text:list>
        </text:list-item>
      </text:list>
      <text:p text:style-name="P2"/>
      <text:list xml:id="list4865936226937517280" text:style-name="L4">
        <text:list-item>
          <text:p text:style-name="P58">Validation du formulaire</text:p>
          <text:p text:style-name="P58"/>
        </text:list-item>
        <text:list-item>
          <text:p text:style-name="P58">Envoi d’un Email automatique à l’administrateur et au client <text:span text:style-name="T18">(à agent de voyages)</text:span></text:p>
        </text:list-item>
      </text:list>
      <text:p text:style-name="P7"/>
      <text:h text:style-name="P104" text:outline-level="3">Suivi des voyages</text:h>
      <text:list xml:id="list93642813744801" text:continue-list="list2762008751652092586" text:style-name="L3">
        <text:list-header>
          <text:p text:style-name="P49"/>
        </text:list-header>
      </text:list>
      <text:list xml:id="list1681112638284409194" text:style-name="L5">
        <text:list-item>
          <text:p text:style-name="P42"><text:span text:style-name="T4">Tableau comprenant</text:span>:</text:p>
          <text:list>
            <text:list-item>
              <text:p text:style-name="P68">La liste des voyages en cours</text:p>
            </text:list-item>
            <text:list-item>
              <text:p text:style-name="P68">La liste des voyages programmés <text:s text:c="2"/></text:p>
              <text:p text:style-name="P68"/>
            </text:list-item>
          </text:list>
        </text:list-item>
      </text:list>
      <text:p text:style-name="P10"/>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row>
          <table:table-cell table:style-name="Tableau1.A1" office:value-type="string">
            <text:p text:style-name="P30">Nom du Voyage</text:p>
          </table:table-cell>
          <table:table-cell table:style-name="Tableau1.A1" office:value-type="string">
            <text:p text:style-name="P30">Date</text:p>
          </table:table-cell>
          <table:table-cell table:style-name="Tableau1.A1" office:value-type="string">
            <text:p text:style-name="P115">n°dossier</text:p>
          </table:table-cell>
          <table:table-cell table:style-name="Tableau1.A1" office:value-type="string">
            <text:p text:style-name="P30">Etat</text:p>
          </table:table-cell>
          <table:table-cell table:style-name="Tableau1.A1" office:value-type="string">
            <text:list xml:id="list5768839966461113650" text:style-name="L6">
              <text:list-item>
                <text:list>
                  <text:list-item>
                    <text:list>
                      <text:list-header>
                        <text:p text:style-name="P96"><text:span text:style-name="T12"><text:s/></text:span><text:span text:style-name="T13"><text:s/>infos</text:span></text:p>
                      </text:list-header>
                    </text:list>
                  </text:list-item>
                </text:list>
              </text:list-item>
            </text:list>
          </table:table-cell>
          <table:table-cell table:style-name="Tableau1.F1" office:value-type="string">
            <text:list xml:id="list3792466362036227547" text:style-name="L7">
              <text:list-item>
                <text:list>
                  <text:list-item>
                    <text:list>
                      <text:list-header>
                        <text:p text:style-name="P97">Position du car</text:p>
                      </text:list-header>
                    </text:list>
                  </text:list-item>
                </text:list>
              </text:list-item>
            </text:list>
          </table:table-cell>
        </table:table-row>
        <table:table-row>
          <table:table-cell table:style-name="Tableau1.A2" office:value-type="string">
            <text:p text:style-name="P29">Paris</text:p>
          </table:table-cell>
          <table:table-cell table:style-name="Tableau1.A2" office:value-type="string">
            <text:p text:style-name="P29">30/01/2019</text:p>
          </table:table-cell>
          <table:table-cell table:style-name="Tableau1.A2" office:value-type="string">
            <text:p text:style-name="P116">0012019</text:p>
          </table:table-cell>
          <table:table-cell table:style-name="Tableau1.A2" office:value-type="string">
            <text:p text:style-name="P29">En cours</text:p>
          </table:table-cell>
          <table:table-cell table:style-name="Tableau1.A2" office:value-type="string">
            <text:p text:style-name="P114">:</text:p>
          </table:table-cell>
          <table:table-cell table:style-name="Tableau1.F2" office:value-type="string">
            <text:p text:style-name="P37">Afficher la carte</text:p>
          </table:table-cell>
        </table:table-row>
        <table:table-row>
          <table:table-cell table:style-name="Tableau1.A2" office:value-type="string">
            <text:p text:style-name="P29">Rome</text:p>
          </table:table-cell>
          <table:table-cell table:style-name="Tableau1.A2" office:value-type="string">
            <text:p text:style-name="P29">22/08/2019</text:p>
          </table:table-cell>
          <table:table-cell table:style-name="Tableau1.A2" office:value-type="string">
            <text:p text:style-name="P116">0022019</text:p>
          </table:table-cell>
          <table:table-cell table:style-name="Tableau1.A2" office:value-type="string">
            <text:p text:style-name="P29">Programmé</text:p>
          </table:table-cell>
          <table:table-cell table:style-name="Tableau1.A2" office:value-type="string">
            <text:p text:style-name="P114">:</text:p>
          </table:table-cell>
          <table:table-cell table:style-name="Tableau1.F2" office:value-type="string">
            <text:p text:style-name="P37">Afficher la carte</text:p>
          </table:table-cell>
        </table:table-row>
        <table:table-row>
          <table:table-cell table:style-name="Tableau1.A2" office:value-type="string">
            <text:p text:style-name="P29">Madrid</text:p>
          </table:table-cell>
          <table:table-cell table:style-name="Tableau1.A2" office:value-type="string">
            <text:p text:style-name="P29">6/12/2019</text:p>
          </table:table-cell>
          <table:table-cell table:style-name="Tableau1.A2" office:value-type="string">
            <text:p text:style-name="P116">0032019</text:p>
          </table:table-cell>
          <table:table-cell table:style-name="Tableau1.A2" office:value-type="string">
            <text:p text:style-name="P29">En attente</text:p>
          </table:table-cell>
          <table:table-cell table:style-name="Tableau1.A2" office:value-type="string">
            <text:p text:style-name="P114"/>
          </table:table-cell>
          <table:table-cell table:style-name="Tableau1.F2" office:value-type="string">
            <text:p text:style-name="P29"/>
          </table:table-cell>
        </table:table-row>
      </table:table>
      <text:p text:style-name="P24"/>
      <text:p text:style-name="P25">Quand on clique sur le bouton <text:span text:style-name="T5">:</text:span> on affiche les données</text:p>
      <text:list xml:id="list8942335627928429431" text:style-name="L8">
        <text:list-item>
          <text:list>
            <text:list-item>
              <text:list>
                <text:list-header>
                  <text:p text:style-name="P98">L’offre de prix</text:p>
                  <text:p text:style-name="P98">Le parcours du voyage</text:p>
                  <text:p text:style-name="P98">Les étapes</text:p>
                  <text:p text:style-name="P99">La facture finale</text:p>
                  <text:p text:style-name="P99"><text:span text:style-name="T5">: </text:span><text:span text:style-name="T8">lien vers =&gt;</text:span></text:p>
                  <text:p text:style-name="P100">enquête de satisfaction</text:p>
                </text:list-header>
              </text:list>
            </text:list-item>
          </text:list>
        </text:list-item>
      </text:list>
      <text:p text:style-name="P23"/>
      <text:p text:style-name="P23"/>
      <text:list xml:id="list93643416184945" text:continue-numbering="true" text:style-name="L8">
        <text:list-item>
          <text:p text:style-name="P43"><text:span text:style-name="T11">Listing des différents états</text:span>:</text:p>
          <text:list>
            <text:list-item>
              <text:p text:style-name="P69">En cours =&gt; Affiche la position du car sur la carte</text:p>
            </text:list-item>
            <text:list-item>
              <text:p text:style-name="P70">Programmé (le voyage est réservé) =&gt; Affiche le parcours sur la carte</text:p>
            </text:list-item>
            <text:list-item>
              <text:p text:style-name="P70">En attente (l’offre de prix n’a pas été confirmée) =&gt; n’affiche rien</text:p>
            </text:list-item>
          </text:list>
        </text:list-item>
      </text:list>
      <text:p text:style-name="P26"/>
      <text:list xml:id="list2257196769317843053" text:style-name="L9">
        <text:list-header>
          <text:p text:style-name="P101"/>
        </text:list-header>
      </text:list>
      <text:h text:style-name="P105" text:outline-level="3"><text:span text:style-name="T6">Fiche d’identité (Infos personnelles)</text:span>:</text:h>
      <text:list xml:id="list93643200222582" text:continue-list="list93642813744801" text:style-name="L3">
        <text:list-header>
          <text:p text:style-name="P50"/>
          <text:p text:style-name="P50"/>
        </text:list-header>
      </text:list>
      <text:list xml:id="list975577245015300150" text:style-name="L10">
        <text:list-item>
          <text:p text:style-name="P44"><text:span text:style-name="T6">Affiche</text:span> le<text:span text:style-name="T6">s informations</text:span> d’inscription, contenant :</text:p>
          <text:list>
            <text:list-item>
              <text:p text:style-name="P44">Nom &amp; Prénom</text:p>
            </text:list-item>
            <text:list-item>
              <text:p text:style-name="P44">Sexe (homme femme <text:span text:style-name="T19">other</text:span>…)</text:p>
            </text:list-item>
            <text:list-item>
              <text:p text:style-name="P44">Date de naissance</text:p>
            </text:list-item>
            <text:list-item>
              <text:p text:style-name="P44">Numéro de téléphone</text:p>
            </text:list-item>
            <text:list-item>
              <text:p text:style-name="P44">Numéro de GSM</text:p>
            </text:list-item>
            <text:list-item>
              <text:p text:style-name="P44">Email</text:p>
            </text:list-item>
            <text:list-item>
              <text:p text:style-name="P44">Etat civil</text:p>
            </text:list-item>
            <text:list-item>
              <text:p text:style-name="P44">Adresse</text:p>
            </text:list-item>
            <text:list-item>
              <text:p text:style-name="P44">nom de l’entreprise</text:p>
            </text:list-item>
            <text:list-item>
              <text:p text:style-name="P44">N°de tva (si existant)</text:p>
            </text:list-item>
            <text:list-item>
              <text:p text:style-name="P44">Adresse de facturation</text:p>
            </text:list-item>
            <text:list-item>
              <text:p text:style-name="P44">Compte IBAN</text:p>
            </text:list-item>
          </text:list>
        </text:list-item>
      </text:list>
      <text:p text:style-name="P4"/>
      <text:list xml:id="list323147443398006495" text:style-name="L11">
        <text:list-item>
          <text:p text:style-name="P71">Possibilité d’édition des données personnelles</text:p>
          <text:list>
            <text:list-item>
              <text:p text:style-name="P71">Transforme les données en formulaire pré-complété avec les données actuelles</text:p>
            </text:list-item>
            <text:list-item>
              <text:p text:style-name="P71">Bouton de validation et d’annulation</text:p>
            </text:list-item>
          </text:list>
        </text:list-item>
      </text:list>
      <text:h text:style-name="P111" text:outline-level="3">Téléchargement des documents</text:h>
      <text:list xml:id="list93643364902096" text:continue-list="list93643200222582" text:style-name="L3">
        <text:list-header>
          <text:p text:style-name="P51"/>
          <text:p text:style-name="P51"/>
        </text:list-header>
      </text:list>
      <text:list xml:id="list6084870408561913214" text:style-name="L12">
        <text:list-item>
          <text:p text:style-name="P45"><text:span text:style-name="T6">Affiche</text:span> <text:span text:style-name="T7">tous les documents téléchargeables en format pdf :</text:span></text:p>
        </text:list-item>
        <text:list-item>
          <text:p text:style-name="P72">Liste de liens permettant le téléchargement</text:p>
          <text:list>
            <text:list-item>
              <text:p text:style-name="P45">O<text:span text:style-name="T7">ffres de prix</text:span></text:p>
            </text:list-item>
            <text:list-item>
              <text:p text:style-name="P73">Factures</text:p>
            </text:list-item>
            <text:list-item>
              <text:p text:style-name="P73"><text:span text:style-name="T19">Documents du voyage (8 jours avant le voyages les documents doivent être téléchargeables (transport, hébergement, visites..))</text:span></text:p>
            </text:list-item>
          </text:list>
        </text:list-item>
      </text:list>
      <text:p text:style-name="P11"/>
      <text:list xml:id="list3252938289586828000" text:style-name="L13">
        <text:list-item>
          <text:list>
            <text:list-item>
              <text:list>
                <text:list-header>
                  <text:h text:style-name="P112" text:outline-level="3">Enquête de satisfactions</text:h>
                </text:list-header>
              </text:list>
            </text:list-item>
          </text:list>
          <text:p text:style-name="P59"/>
          <text:p text:style-name="P59"/>
        </text:list-item>
      </text:list>
      <table:table table:name="Tableau2" table:style-name="Tableau2">
        <table:table-column table:style-name="Tableau2.A" table:number-columns-repeated="3"/>
        <table:table-row>
          <table:table-cell table:style-name="Tableau2.A1" office:value-type="string">
            <text:p text:style-name="P31">Point à évaluer</text:p>
          </table:table-cell>
          <table:table-cell table:style-name="Tableau2.A1" office:value-type="string">
            <text:p text:style-name="P31"><text:span text:style-name="T20">Commentaire</text:span> de client</text:p>
          </table:table-cell>
          <table:table-cell table:style-name="Tableau2.C1" office:value-type="string">
            <text:p text:style-name="P31">Côte sur 10</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31">Moyenne du voyage sur 10</text:p>
          </table:table-cell>
        </table:table-row>
      </table:table>
      <text:p text:style-name="P12"/>
      <text:p text:style-name="P12"/>
      <text:h text:style-name="P106" text:outline-level="3"><text:span text:style-name="T9">Etat des lieux</text:span>:</text:h>
      <text:list xml:id="list93642912235619" text:continue-list="list93643364902096" text:style-name="L3">
        <text:list-header>
          <text:p text:style-name="P52"/>
        </text:list-header>
      </text:list>
      <text:p text:style-name="P8"/>
      <text:p text:style-name="P28">Agent de voyage</text:p>
      <text:h text:style-name="P102" text:outline-level="3"/>
      <text:h text:style-name="P102" text:outline-level="3"><text:span text:style-name="T10">Gestion des demandes client</text:span>:</text:h>
      <text:list xml:id="list93643987711316" text:continue-list="list93643894360265" text:style-name="L1">
        <text:list-item>
          <text:p text:style-name="P74">Connexion à son compte admin</text:p>
        </text:list-item>
      </text:list>
      <text:p text:style-name="P14"/>
      <text:list xml:id="list93642517832767" text:continue-numbering="true" text:style-name="L1">
        <text:list-item>
          <text:p text:style-name="P74">Listing avec les demandes de devis</text:p>
        </text:list-item>
      </text:list>
      <text:p text:style-name="P5"/>
      <table:table table:name="Tableau3" table:style-name="Tableau3">
        <table:table-column table:style-name="Tableau3.A" table:number-columns-repeated="3"/>
        <table:table-column table:style-name="Tableau3.D"/>
        <table:table-row>
          <table:table-cell table:style-name="Tableau3.A1" office:value-type="string">
            <text:p text:style-name="P33">Client</text:p>
          </table:table-cell>
          <table:table-cell table:style-name="Tableau3.A1" office:value-type="string">
            <text:p text:style-name="P33"><text:span text:style-name="T20">N° dossier</text:span>:0002019</text:p>
          </table:table-cell>
          <table:table-cell table:style-name="Tableau3.A1" office:value-type="string">
            <text:p text:style-name="P35">Etat</text:p>
          </table:table-cell>
          <table:table-cell table:style-name="Tableau3.D1" office:value-type="string">
            <text:p text:style-name="P35">Action</text:p>
          </table:table-cell>
        </table:table-row>
        <table:table-row>
          <table:table-cell table:style-name="Tableau3.A2" office:value-type="string">
            <text:p text:style-name="P35">Pierre</text:p>
          </table:table-cell>
          <table:table-cell table:style-name="Tableau3.A2" office:value-type="string">
            <text:p text:style-name="P35">0012019</text:p>
          </table:table-cell>
          <table:table-cell table:style-name="Tableau3.A2" office:value-type="string">
            <text:p text:style-name="P35">En attente</text:p>
          </table:table-cell>
          <table:table-cell table:style-name="Tableau3.D2" office:value-type="string">
            <text:p text:style-name="P35">Créer devis</text:p>
          </table:table-cell>
        </table:table-row>
        <table:table-row>
          <table:table-cell table:style-name="Tableau3.A2" office:value-type="string">
            <text:p text:style-name="P35">Marc</text:p>
          </table:table-cell>
          <table:table-cell table:style-name="Tableau3.A2" office:value-type="string">
            <text:p text:style-name="P35">0022019</text:p>
          </table:table-cell>
          <table:table-cell table:style-name="Tableau3.A2" office:value-type="string">
            <text:p text:style-name="P35">En validation</text:p>
          </table:table-cell>
          <table:table-cell table:style-name="Tableau3.D2" office:value-type="string">
            <text:p text:style-name="P35">Contacter le client</text:p>
          </table:table-cell>
        </table:table-row>
        <table:table-row>
          <table:table-cell table:style-name="Tableau3.A2" office:value-type="string">
            <text:p text:style-name="P36">Jonathan</text:p>
          </table:table-cell>
          <table:table-cell table:style-name="Tableau3.A2" office:value-type="string">
            <text:p text:style-name="P36">0032019</text:p>
          </table:table-cell>
          <table:table-cell table:style-name="Tableau3.A2" office:value-type="string">
            <text:p text:style-name="P36">Valid<text:span text:style-name="T20">é</text:span></text:p>
          </table:table-cell>
          <table:table-cell table:style-name="Tableau3.D2" office:value-type="string">
            <text:p text:style-name="P36">Passé en programmation</text:p>
          </table:table-cell>
        </table:table-row>
      </table:table>
      <text:p text:style-name="P5"/>
      <text:list xml:id="list93643326467982" text:continue-numbering="true" text:style-name="L1">
        <text:list-item>
          <text:p text:style-name="P75">Programmation des voyages</text:p>
        </text:list-item>
      </text:list>
      <text:p text:style-name="P6"/>
      <table:table table:name="Tableau4" table:style-name="Tableau4">
        <table:table-column table:style-name="Tableau4.A" table:number-columns-repeated="3"/>
        <table:table-column table:style-name="Tableau4.D"/>
        <table:table-row>
          <table:table-cell table:style-name="Tableau4.A1" office:value-type="string">
            <text:p text:style-name="P34">Client</text:p>
          </table:table-cell>
          <table:table-cell table:style-name="Tableau4.A1" office:value-type="string">
            <text:p text:style-name="P34">N°devis type:0002019</text:p>
          </table:table-cell>
          <table:table-cell table:style-name="Tableau4.A1" office:value-type="string">
            <text:p text:style-name="P35">Etat</text:p>
          </table:table-cell>
          <table:table-cell table:style-name="Tableau4.D1" office:value-type="string">
            <text:p text:style-name="P35">Période</text:p>
          </table:table-cell>
        </table:table-row>
        <table:table-row>
          <table:table-cell table:style-name="Tableau4.A2" office:value-type="string">
            <text:p text:style-name="P35">Jonathan</text:p>
          </table:table-cell>
          <table:table-cell table:style-name="Tableau4.A2" office:value-type="string">
            <text:p text:style-name="P35">0032019</text:p>
          </table:table-cell>
          <table:table-cell table:style-name="Tableau4.A2" office:value-type="string">
            <text:p text:style-name="P35">À venir</text:p>
          </table:table-cell>
          <table:table-cell table:style-name="Tableau4.D2" office:value-type="string">
            <text:p text:style-name="P35">02/04/2019 – 18/04/2019</text:p>
          </table:table-cell>
        </table:table-row>
        <table:table-row>
          <table:table-cell table:style-name="Tableau4.A2" office:value-type="string">
            <text:p text:style-name="P35">Marcel</text:p>
          </table:table-cell>
          <table:table-cell table:style-name="Tableau4.A2" office:value-type="string">
            <text:p text:style-name="P35">0052019</text:p>
          </table:table-cell>
          <table:table-cell table:style-name="Tableau4.A2" office:value-type="string">
            <text:p text:style-name="P35">En cours</text:p>
          </table:table-cell>
          <table:table-cell table:style-name="Tableau4.D2" office:value-type="string">
            <text:p text:style-name="P35">28/01/2019 – 15/02/2019</text:p>
          </table:table-cell>
        </table:table-row>
      </table:table>
      <text:p text:style-name="P6"/>
      <text:p text:style-name="P6"/>
      <text:h text:style-name="P107" text:outline-level="3"><text:span text:style-name="T11">Création de devis</text:span>:</text:h>
      <text:list xml:id="list93644081792387" text:continue-list="list93642912235619" text:style-name="L3">
        <text:list-header>
          <text:p text:style-name="P53"/>
        </text:list-header>
      </text:list>
      <text:list xml:id="list1080215047141375344" text:style-name="L14">
        <text:list-item>
          <text:p text:style-name="P76">Réception de la demande client</text:p>
          <text:p text:style-name="P76"/>
        </text:list-item>
        <text:list-item>
          <text:p text:style-name="P76">Calculateur comprenant (calcul automatique) <text:s/>:</text:p>
          <text:list>
            <text:list-item>
              <text:p text:style-name="P79">calcul automatique avec possibilité d’indiquer un pourcentage de ristourne</text:p>
            </text:list-item>
            <text:list-item>
              <text:p text:style-name="P79">la partie car étant calculée directement avec les infos du client avec possibilités de modifications du prix au kilomètre</text:p>
            </text:list-item>
            <text:list-item>
              <text:p text:style-name="P76">Le prix au kilomètre suivant:</text:p>
              <text:list>
                <text:list-item>
                  <text:p text:style-name="P76">le type de car</text:p>
                </text:list-item>
                <text:list-item>
                  <text:p text:style-name="P76">le type de services</text:p>
                </text:list-item>
                <text:list-item>
                  <text:p text:style-name="P76">remorque</text:p>
                </text:list-item>
                <text:list-item>
                  <text:p text:style-name="P93">chauffeur</text:p>
                </text:list-item>
              </text:list>
            </text:list-item>
          </text:list>
        </text:list-item>
      </text:list>
      <text:p text:style-name="P15"/>
      <text:list xml:id="list93642544131205" text:continue-numbering="true" text:style-name="L14">
        <text:list-item>
          <text:p text:style-name="P76">Saisie manuelle <text:span text:style-name="T14">pour tout ce qui émane d’offres externes</text:span></text:p>
          <text:list>
            <text:list-item>
              <text:p text:style-name="P76">pour les prix des nuitées</text:p>
            </text:list-item>
            <text:list-item>
              <text:p text:style-name="P76">des activités</text:p>
            </text:list-item>
            <text:list-item>
              <text:p text:style-name="P76">des guides</text:p>
            </text:list-item>
            <text:list-item>
              <text:p text:style-name="P76">…</text:p>
            </text:list-item>
          </text:list>
        </text:list-item>
      </text:list>
      <text:p text:style-name="P15"/>
      <text:list xml:id="list6891417743491671905" text:style-name="L15">
        <text:list-item>
          <text:p text:style-name="P80">Envoi du devis</text:p>
        </text:list-item>
      </text:list>
      <text:p text:style-name="P9"/>
      <text:h text:style-name="P108" text:outline-level="3"><text:span text:style-name="T14">Gestion des dossiers</text:span>:</text:h>
      <text:list xml:id="list93642468836172" text:continue-list="list93644081792387" text:style-name="L3">
        <text:list-header>
          <text:p text:style-name="P54"/>
        </text:list-header>
      </text:list>
      <text:list xml:id="list30343793285940360" text:style-name="L16">
        <text:list-item>
          <text:p text:style-name="P84">Voyage</text:p>
          <text:list>
            <text:list-item>
              <text:p text:style-name="P84">N° <text:span text:style-name="T20">dossier</text:span> (ex : 0012019)</text:p>
            </text:list-item>
          </text:list>
        </text:list-item>
      </text:list>
      <text:p text:style-name="P16"/>
      <text:list xml:id="list93644353484056" text:continue-numbering="true" text:style-name="L16">
        <text:list-item>
          <text:p text:style-name="P81">Véhicule(s) (immatriculation(s) nombre)</text:p>
        </text:list-item>
      </text:list>
      <text:p text:style-name="P16"/>
      <text:list xml:id="list8221384702256935759" text:style-name="L17">
        <text:list-item>
          <text:p text:style-name="P82">Chauffeurs <text:span text:style-name="T15">(enregistrés dans une db)</text:span></text:p>
          <text:list>
            <text:list-item>
              <text:p text:style-name="P82">Nom<text:span text:style-name="T20">(s)</text:span></text:p>
            </text:list-item>
            <text:list-item>
              <text:p text:style-name="P82">Numéro de contact</text:p>
            </text:list-item>
            <text:list-item>
              <text:p text:style-name="P85">id</text:p>
              <text:p text:style-name="P85"/>
            </text:list-item>
          </text:list>
        </text:list-item>
      </text:list>
      <text:list xml:id="list93644086645794" text:continue-list="list93644353484056" text:style-name="L16">
        <text:list-header>
          <text:p text:style-name="P77"/>
        </text:list-header>
        <text:list-item>
          <text:p text:style-name="P84">Valider les informations</text:p>
        </text:list-item>
      </text:list>
      <text:p text:style-name="P19"/>
      <text:h text:style-name="P109" text:outline-level="3"><text:span text:style-name="T16">Journal de bord (à compléter par le chauffeur)</text:span>:</text:h>
      <text:list xml:id="list93642663203688" text:continue-list="list93642468836172" text:style-name="L3">
        <text:list-header>
          <text:p text:style-name="P55"/>
        </text:list-header>
      </text:list>
      <text:list xml:id="list1510787494996183163" text:style-name="L18">
        <text:list-item>
          <text:p text:style-name="P87">Date</text:p>
        </text:list-item>
        <text:list-item>
          <text:p text:style-name="P87">Etape</text:p>
          <text:list>
            <text:list-item>
              <text:p text:style-name="P87">nombre de kilomètres</text:p>
            </text:list-item>
            <text:list-item>
              <text:p text:style-name="P87">Remarques du chauffeur sur l’étape</text:p>
            </text:list-item>
          </text:list>
        </text:list-item>
      </text:list>
      <text:p text:style-name="P17"/>
      <table:table table:name="Tableau5" table:style-name="Tableau5">
        <table:table-column table:style-name="Tableau5.A"/>
        <table:table-row table:style-name="Tableau5.1">
          <table:table-cell table:style-name="Tableau5.A1" office:value-type="string">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
      <text:p text:style-name="P20"/>
      <text:p text:style-name="P20"/>
      <text:h text:style-name="P110" text:outline-level="3"><text:span text:style-name="T14">Gestion des chauffeurs</text:span>:</text:h>
      <text:p text:style-name="P18"/>
      <text:list xml:id="list3811869575197037820" text:style-name="L19">
        <text:list-item>
          <text:p text:style-name="P83">Chauffeurs <text:span text:style-name="T17">(enregistrés en db)</text:span></text:p>
          <text:list>
            <text:list-item>
              <text:p text:style-name="P83">Nom</text:p>
            </text:list-item>
            <text:list-item>
              <text:p text:style-name="P83">Numéro de contact</text:p>
            </text:list-item>
            <text:list-item>
              <text:p text:style-name="P86">id</text:p>
            </text:list-item>
            <text:list-item>
              <text:p text:style-name="P88">Permis <text:span text:style-name="T21">D E </text:span></text:p>
            </text:list-item>
            <text:list-item>
              <text:p text:style-name="P94">Date de cap</text:p>
            </text:list-item>
            <text:list-item>
              <text:p text:style-name="P94">Date de sélection médicale</text:p>
            </text:list-item>
            <text:list-item>
              <text:p text:style-name="P94">Employé ou extra</text:p>
            </text:list-item>
            <text:list-item>
              <text:p text:style-name="P94">Stats voyage</text:p>
            </text:list-item>
          </text:list>
        </text:list-item>
      </text:list>
      <text:p text:style-name="P21"/>
      <text:list xml:id="list3078222151534381413" text:style-name="L20">
        <text:list-item>
          <text:p text:style-name="P91">Bouton d’ajout, de modification et de <text:span text:style-name="T21">désactivatiwon</text:span> de chauffeur</text:p>
        </text:list-item>
      </text:list>
      <text:list xml:id="list169158009706603627" text:style-name="L21">
        <text:list-header>
          <text:p text:style-name="P78"/>
        </text:list-header>
        <text:list-item>
          <text:p text:style-name="P89">Calendrier comprenant</text:p>
          <text:list>
            <text:list-item>
              <text:p text:style-name="P89">Jours de travail (<text:span text:style-name="T15">N° dossier (ex : 0012019)</text:span>)</text:p>
            </text:list-item>
            <text:list-item>
              <text:p text:style-name="P89">Jours de repos</text:p>
            </text:list-item>
            <text:list-item>
              <text:p text:style-name="P89">Disponibilités</text:p>
            </text:list-item>
          </text:list>
        </text:list-item>
      </text:list>
      <text:p text:style-name="P22"/>
      <text:list xml:id="list6117486152844815699" text:style-name="L22">
        <text:list-item>
          <text:p text:style-name="P90">Visualisation du calendrier</text:p>
          <text:list>
            <text:list-item>
              <text:p text:style-name="P90">Vue par chauffeur</text:p>
            </text:list-item>
            <text:list-item>
              <text:p text:style-name="P95">Vue générale reprenant tous les chauffeurs par état</text:p>
              <text:list>
                <text:list-item>
                  <text:p text:style-name="P95">disponibles</text:p>
                </text:list-item>
                <text:list-item>
                  <text:p text:style-name="P95">sur la route</text:p>
                </text:list-item>
                <text:list-item>
                  <text:p text:style-name="P95">indisponibles</text:p>
                </text:list-item>
              </text:list>
            </text:list-item>
          </text:list>
        </text:list-item>
      </text:list>
      <text:p text:style-name="P21"/>
      <text:p text:style-name="P21"/>
      <text:p text:style-name="P21"/>
      <text:list xml:id="list568993314175751840" text:style-name="L23">
        <text:list-item>
          <text:list>
            <text:list-item>
              <text:list>
                <text:list-header>
                  <text:h text:style-name="P113" text:outline-level="3">Enquête de satisfactions</text:h>
                </text:list-header>
              </text:list>
            </text:list-item>
          </text:list>
          <text:p text:style-name="P60"/>
          <text:p text:style-name="P60"/>
        </text:list-item>
      </text:list>
      <table:table table:name="Tableau6" table:style-name="Tableau6">
        <table:table-column table:style-name="Tableau6.A" table:number-columns-repeated="3"/>
        <table:table-row>
          <table:table-cell table:style-name="Tableau6.A1" office:value-type="string">
            <text:p text:style-name="P32">Point à évaluer</text:p>
          </table:table-cell>
          <table:table-cell table:style-name="Tableau6.A1" office:value-type="string">
            <text:p text:style-name="P32">Notes de client</text:p>
          </table:table-cell>
          <table:table-cell table:style-name="Tableau6.C1" office:value-type="string">
            <text:p text:style-name="P32">Côte sur 10</text:p>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8"/>
          </table:table-cell>
        </table:table-row>
        <table:table-row>
          <table:table-cell table:style-name="Tableau6.A2" office:value-type="string">
            <text:p text:style-name="P38"/>
          </table:table-cell>
          <table:table-cell table:style-name="Tableau6.A2" office:value-type="string">
            <text:p text:style-name="P38"/>
          </table:table-cell>
          <table:table-cell table:style-name="Tableau6.C2" office:value-type="string">
            <text:p text:style-name="P32">Moyenne du voyage sur 10</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36:45.326080029</meta:creation-date>
    <dc:date>2019-01-31T09:36:42.249102007</dc:date>
    <meta:editing-duration>PT1H35M23S</meta:editing-duration>
    <meta:editing-cycles>22</meta:editing-cycles>
    <meta:generator>LibreOffice/5.1.6.2$Linux_X86_64 LibreOffice_project/10m0$Build-2</meta:generator>
    <meta:document-statistic meta:table-count="6" meta:image-count="0" meta:object-count="0" meta:page-count="13" meta:paragraph-count="212" meta:word-count="883" meta:character-count="4869" meta:non-whitespace-character-count="4305"/>
  </office:meta>
</office:document-meta>
</file>